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2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PSM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fferent Polaris Configs Tes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" office:value-type="float" office:value="20180730" calcext:value-type="float" table:number-columns-spanned="9" table:number-rows-spanned="1">
            <text:p>20180730</text:p>
          </table:table-cell>
          <table:covered-table-cell table:number-columns-repeated="8"/>
          <table:table-cell office:value-type="float" office:value="20180801" calcext:value-type="float">
            <text:p>20180801</text:p>
          </table:table-cell>
          <table:table-cell table:style-name="ce1" office:value-type="float" office:value="20180805" calcext:value-type="float" table:number-columns-spanned="3" table:number-rows-spanned="1">
            <text:p>2018080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assive Degree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aris Degree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est_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</table:table-row>
        <table:table-row table:style-name="ro1">
          <table:table-cell/>
          <table:table-cell office:value-type="string" calcext:value-type="string">
            <text:p>theta_1</text:p>
          </table:table-cell>
          <table:table-cell table:number-columns-repeated="7" office:value-type="float" office:value="3.141593" calcext:value-type="float">
            <text:p>3.141593</text:p>
          </table:table-cell>
          <table:table-cell table:formula="of:= SUM([.C11:.I11])/7" office:value-type="float" office:value="3.141593" calcext:value-type="float">
            <text:p>3.141593</text:p>
          </table:table-cell>
          <table:table-cell table:number-columns-repeated="4" office:value-type="float" office:value="3.141593" calcext:value-type="float">
            <text:p>3.141593</text:p>
          </table:table-cell>
          <table:table-cell table:style-name="ce2" table:formula="of:=([.M11]+[.N11])/2" office:value-type="float" office:value="3.141593" calcext:value-type="float">
            <text:p>3.141593</text:p>
          </table:table-cell>
        </table:table-row>
        <table:table-row table:style-name="ro1">
          <table:table-cell/>
          <table:table-cell office:value-type="string" calcext:value-type="string">
            <text:p>alpha_1</text:p>
          </table:table-cell>
          <table:table-cell office:value-type="float" office:value="-1.563787" calcext:value-type="float">
            <text:p>-1.563787</text:p>
          </table:table-cell>
          <table:table-cell office:value-type="float" office:value="-1.566298" calcext:value-type="float">
            <text:p>-1.566298</text:p>
          </table:table-cell>
          <table:table-cell office:value-type="float" office:value="-1.566067" calcext:value-type="float">
            <text:p>-1.566067</text:p>
          </table:table-cell>
          <table:table-cell office:value-type="float" office:value="-1.563731" calcext:value-type="float">
            <text:p>-1.563731</text:p>
          </table:table-cell>
          <table:table-cell office:value-type="float" office:value="-1.561919" calcext:value-type="float">
            <text:p>-1.561919</text:p>
          </table:table-cell>
          <table:table-cell office:value-type="float" office:value="-1.561594" calcext:value-type="float">
            <text:p>-1.561594</text:p>
          </table:table-cell>
          <table:table-cell office:value-type="float" office:value="-1.561568" calcext:value-type="float">
            <text:p>-1.561568</text:p>
          </table:table-cell>
          <table:table-cell table:formula="of:= SUM([.C12:.I12])/7" office:value-type="float" office:value="-1.56356628571429" calcext:value-type="float">
            <text:p>-1.5635662857</text:p>
          </table:table-cell>
          <table:table-cell office:value-type="float" office:value="-1.563731" calcext:value-type="float">
            <text:p>-1.563731</text:p>
          </table:table-cell>
          <table:table-cell office:value-type="float" office:value="-1.563676" calcext:value-type="float">
            <text:p>-1.563676</text:p>
          </table:table-cell>
          <table:table-cell office:value-type="float" office:value="-1.565293" calcext:value-type="float">
            <text:p>-1.565293</text:p>
          </table:table-cell>
          <table:table-cell office:value-type="float" office:value="-1.565616" calcext:value-type="float">
            <text:p>-1.565616</text:p>
          </table:table-cell>
          <table:table-cell table:style-name="ce2" table:formula="of:=([.M12]+[.N12])/2" office:value-type="float" office:value="-1.5654545" calcext:value-type="float">
            <text:p>-1.5654545</text:p>
          </table:table-cell>
        </table:table-row>
        <table:table-row table:style-name="ro1">
          <table:table-cell/>
          <table:table-cell office:value-type="string" calcext:value-type="string">
            <text:p>a_1</text:p>
          </table:table-cell>
          <table:table-cell office:value-type="float" office:value="0.005102" calcext:value-type="float">
            <text:p>0.005102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05722" calcext:value-type="float">
            <text:p>0.005722</text:p>
          </table:table-cell>
          <table:table-cell office:value-type="float" office:value="0.006023" calcext:value-type="float">
            <text:p>0.006023</text:p>
          </table:table-cell>
          <table:table-cell office:value-type="float" office:value="0.005609" calcext:value-type="float">
            <text:p>0.005609</text:p>
          </table:table-cell>
          <table:table-cell table:formula="of:= SUM([.C13:.I13])/7" office:value-type="float" office:value="0.00535271428571429" calcext:value-type="float">
            <text:p>0.0053527143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05407" calcext:value-type="float">
            <text:p>0.005407</text:p>
          </table:table-cell>
          <table:table-cell office:value-type="float" office:value="0.005506" calcext:value-type="float">
            <text:p>0.005506</text:p>
          </table:table-cell>
          <table:table-cell office:value-type="float" office:value="0.005269" calcext:value-type="float">
            <text:p>0.005269</text:p>
          </table:table-cell>
          <table:table-cell table:style-name="ce2" table:formula="of:=([.M13]+[.N13])/2" office:value-type="float" office:value="0.0053875" calcext:value-type="float">
            <text:p>0.0053875</text:p>
          </table:table-cell>
        </table:table-row>
        <table:table-row table:style-name="ro1">
          <table:table-cell/>
          <table:table-cell office:value-type="string" calcext:value-type="string">
            <text:p>d_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 SUM([.C14:.I14])/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formula="of:=([.M14]+[.N14])/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2"/>
        </table:table-row>
        <table:table-row table:style-name="ro1">
          <table:table-cell/>
          <table:table-cell office:value-type="string" calcext:value-type="string">
            <text:p>theta_2</text:p>
          </table:table-cell>
          <table:table-cell office:value-type="float" office:value="-1.566503" calcext:value-type="float">
            <text:p>-1.566503</text:p>
          </table:table-cell>
          <table:table-cell office:value-type="float" office:value="-1.565156" calcext:value-type="float">
            <text:p>-1.565156</text:p>
          </table:table-cell>
          <table:table-cell office:value-type="float" office:value="-1.564187" calcext:value-type="float">
            <text:p>-1.564187</text:p>
          </table:table-cell>
          <table:table-cell office:value-type="float" office:value="-1.565636" calcext:value-type="float">
            <text:p>-1.565636</text:p>
          </table:table-cell>
          <table:table-cell office:value-type="float" office:value="-1.565389" calcext:value-type="float">
            <text:p>-1.565389</text:p>
          </table:table-cell>
          <table:table-cell office:value-type="float" office:value="-1.565113" calcext:value-type="float">
            <text:p>-1.565113</text:p>
          </table:table-cell>
          <table:table-cell office:value-type="float" office:value="-1.565661" calcext:value-type="float">
            <text:p>-1.565661</text:p>
          </table:table-cell>
          <table:table-cell table:formula="of:= SUM([.C16:.I16])/7" office:value-type="float" office:value="-1.56537785714286" calcext:value-type="float">
            <text:p>-1.5653778571</text:p>
          </table:table-cell>
          <table:table-cell office:value-type="float" office:value="-1.565636" calcext:value-type="float">
            <text:p>-1.565636</text:p>
          </table:table-cell>
          <table:table-cell office:value-type="float" office:value="-1.568422" calcext:value-type="float">
            <text:p>-1.568422</text:p>
          </table:table-cell>
          <table:table-cell office:value-type="float" office:value="-1.570247" calcext:value-type="float">
            <text:p>-1.570247</text:p>
          </table:table-cell>
          <table:table-cell office:value-type="float" office:value="-1.569651" calcext:value-type="float">
            <text:p>-1.569651</text:p>
          </table:table-cell>
          <table:table-cell table:style-name="ce2" table:formula="of:=([.M16]+[.N16])/2" office:value-type="float" office:value="-1.569949" calcext:value-type="float">
            <text:p>-1.569949</text:p>
          </table:table-cell>
        </table:table-row>
        <table:table-row table:style-name="ro1">
          <table:table-cell/>
          <table:table-cell office:value-type="string" calcext:value-type="string">
            <text:p>alpha_2</text:p>
          </table:table-cell>
          <table:table-cell office:value-type="float" office:value="1.559141" calcext:value-type="float">
            <text:p>1.559141</text:p>
          </table:table-cell>
          <table:table-cell office:value-type="float" office:value="1.560648" calcext:value-type="float">
            <text:p>1.560648</text:p>
          </table:table-cell>
          <table:table-cell office:value-type="float" office:value="1.560797" calcext:value-type="float">
            <text:p>1.560797</text:p>
          </table:table-cell>
          <table:table-cell office:value-type="float" office:value="1.560589" calcext:value-type="float">
            <text:p>1.560589</text:p>
          </table:table-cell>
          <table:table-cell office:value-type="float" office:value="1.560798" calcext:value-type="float">
            <text:p>1.560798</text:p>
          </table:table-cell>
          <table:table-cell office:value-type="float" office:value="1.561058" calcext:value-type="float">
            <text:p>1.561058</text:p>
          </table:table-cell>
          <table:table-cell office:value-type="float" office:value="1.564376" calcext:value-type="float">
            <text:p>1.564376</text:p>
          </table:table-cell>
          <table:table-cell table:formula="of:= SUM([.C17:.I17])/7" office:value-type="float" office:value="1.56105814285714" calcext:value-type="float">
            <text:p>1.5610581429</text:p>
          </table:table-cell>
          <table:table-cell office:value-type="float" office:value="1.560589" calcext:value-type="float">
            <text:p>1.560589</text:p>
          </table:table-cell>
          <table:table-cell office:value-type="float" office:value="1.561059" calcext:value-type="float">
            <text:p>1.561059</text:p>
          </table:table-cell>
          <table:table-cell office:value-type="float" office:value="1.564196" calcext:value-type="float">
            <text:p>1.564196</text:p>
          </table:table-cell>
          <table:table-cell office:value-type="float" office:value="1.563394" calcext:value-type="float">
            <text:p>1.563394</text:p>
          </table:table-cell>
          <table:table-cell table:style-name="ce2" table:formula="of:=([.M17]+[.N17])/2" office:value-type="float" office:value="1.563795" calcext:value-type="float">
            <text:p>1.563795</text:p>
          </table:table-cell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float" office:value="0.001303" calcext:value-type="float">
            <text:p>0.001303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.001771" calcext:value-type="float">
            <text:p>0.001771</text:p>
          </table:table-cell>
          <table:table-cell office:value-type="float" office:value="0.002879" calcext:value-type="float">
            <text:p>0.002879</text:p>
          </table:table-cell>
          <table:table-cell table:formula="of:= SUM([.C18:.I18])/7" office:value-type="float" office:value="0.00139771428571429" calcext:value-type="float">
            <text:p>0.0013977143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31" calcext:value-type="float">
            <text:p>0.000231</text:p>
          </table:table-cell>
          <table:table-cell table:style-name="ce2" table:formula="of:=([.M18]+[.N18])/2" office:value-type="float" office:value="0.0002515" calcext:value-type="float">
            <text:p>0.0002515</text:p>
          </table:table-cell>
        </table:table-row>
        <table:table-row table:style-name="ro1">
          <table:table-cell/>
          <table:table-cell office:value-type="string" calcext:value-type="string">
            <text:p>d_2</text:p>
          </table:table-cell>
          <table:table-cell office:value-type="float" office:value="-0.00348" calcext:value-type="float">
            <text:p>-0.00348</text:p>
          </table:table-cell>
          <table:table-cell office:value-type="float" office:value="-0.003617" calcext:value-type="float">
            <text:p>-0.003617</text:p>
          </table:table-cell>
          <table:table-cell office:value-type="float" office:value="-0.003104" calcext:value-type="float">
            <text:p>-0.003104</text:p>
          </table:table-cell>
          <table:table-cell office:value-type="float" office:value="-0.002987" calcext:value-type="float">
            <text:p>-0.002987</text:p>
          </table:table-cell>
          <table:table-cell office:value-type="float" office:value="-0.002871" calcext:value-type="float">
            <text:p>-0.002871</text:p>
          </table:table-cell>
          <table:table-cell office:value-type="float" office:value="-0.002868" calcext:value-type="float">
            <text:p>-0.002868</text:p>
          </table:table-cell>
          <table:table-cell office:value-type="float" office:value="-0.002637" calcext:value-type="float">
            <text:p>-0.002637</text:p>
          </table:table-cell>
          <table:table-cell table:formula="of:= SUM([.C19:.I19])/7" office:value-type="float" office:value="-0.00308057142857143" calcext:value-type="float">
            <text:p>-0.0030805714</text:p>
          </table:table-cell>
          <table:table-cell office:value-type="float" office:value="-0.002987" calcext:value-type="float">
            <text:p>-0.002987</text:p>
          </table:table-cell>
          <table:table-cell office:value-type="float" office:value="-0.00284" calcext:value-type="float">
            <text:p>-0.00284</text:p>
          </table:table-cell>
          <table:table-cell office:value-type="float" office:value="-0.001927" calcext:value-type="float">
            <text:p>-0.001927</text:p>
          </table:table-cell>
          <table:table-cell office:value-type="float" office:value="-0.001818" calcext:value-type="float">
            <text:p>-0.001818</text:p>
          </table:table-cell>
          <table:table-cell table:style-name="ce2" table:formula="of:=([.M19]+[.N19])/2" office:value-type="float" office:value="-0.0018725" calcext:value-type="float">
            <text:p>-0.0018725</text:p>
          </table:table-cell>
        </table:table-row>
        <table:table-row table:style-name="ro1">
          <table:table-cell table:number-columns-repeated="14"/>
          <table:table-cell table:style-name="ce2"/>
        </table:table-row>
        <table:table-row table:style-name="ro1">
          <table:table-cell/>
          <table:table-cell office:value-type="string" calcext:value-type="string">
            <text:p>d_3</text:p>
          </table:table-cell>
          <table:table-cell office:value-type="float" office:value="-0.009254" calcext:value-type="float">
            <text:p>-0.009254</text:p>
          </table:table-cell>
          <table:table-cell office:value-type="float" office:value="-0.009399" calcext:value-type="float">
            <text:p>-0.009399</text:p>
          </table:table-cell>
          <table:table-cell office:value-type="float" office:value="-0.009162" calcext:value-type="float">
            <text:p>-0.009162</text:p>
          </table:table-cell>
          <table:table-cell office:value-type="float" office:value="-0.008935" calcext:value-type="float">
            <text:p>-0.008935</text:p>
          </table:table-cell>
          <table:table-cell office:value-type="float" office:value="-0.008742" calcext:value-type="float">
            <text:p>-0.008742</text:p>
          </table:table-cell>
          <table:table-cell office:value-type="float" office:value="-0.008506" calcext:value-type="float">
            <text:p>-0.008506</text:p>
          </table:table-cell>
          <table:table-cell office:value-type="float" office:value="-0.008501" calcext:value-type="float">
            <text:p>-0.008501</text:p>
          </table:table-cell>
          <table:table-cell table:formula="of:= SUM([.C21:.I21])/7" office:value-type="float" office:value="-0.00892842857142857" calcext:value-type="float">
            <text:p>-0.0089284286</text:p>
          </table:table-cell>
          <table:table-cell office:value-type="float" office:value="-0.008935" calcext:value-type="float">
            <text:p>-0.008935</text:p>
          </table:table-cell>
          <table:table-cell office:value-type="float" office:value="-0.008385" calcext:value-type="float">
            <text:p>-0.008385</text:p>
          </table:table-cell>
          <table:table-cell office:value-type="float" office:value="-0.007914" calcext:value-type="float">
            <text:p>-0.007914</text:p>
          </table:table-cell>
          <table:table-cell office:value-type="float" office:value="-0.008103" calcext:value-type="float">
            <text:p>-0.008103</text:p>
          </table:table-cell>
          <table:table-cell table:style-name="ce2" table:formula="of:=([.M21]+[.N21])/2" office:value-type="float" office:value="-0.0080085" calcext:value-type="float">
            <text:p>-0.0080085</text:p>
          </table:table-cell>
        </table:table-row>
        <table:table-row table:style-name="ro1">
          <table:table-cell/>
          <table:table-cell office:value-type="string" calcext:value-type="string">
            <text:p>j3_scale_factor</text:p>
          </table:table-cell>
          <table:table-cell office:value-type="float" office:value="0.989474" calcext:value-type="float">
            <text:p>0.989474</text:p>
          </table:table-cell>
          <table:table-cell office:value-type="float" office:value="0.988806" calcext:value-type="float">
            <text:p>0.988806</text:p>
          </table:table-cell>
          <table:table-cell office:value-type="float" office:value="0.98856" calcext:value-type="float">
            <text:p>0.98856</text:p>
          </table:table-cell>
          <table:table-cell office:value-type="float" office:value="0.988791" calcext:value-type="float">
            <text:p>0.988791</text:p>
          </table:table-cell>
          <table:table-cell office:value-type="float" office:value="0.988898" calcext:value-type="float">
            <text:p>0.988898</text:p>
          </table:table-cell>
          <table:table-cell office:value-type="float" office:value="0.988956" calcext:value-type="float">
            <text:p>0.988956</text:p>
          </table:table-cell>
          <table:table-cell office:value-type="float" office:value="0.98829" calcext:value-type="float">
            <text:p>0.98829</text:p>
          </table:table-cell>
          <table:table-cell table:formula="of:= SUM([.C22:.I22])/7" office:value-type="float" office:value="0.988825" calcext:value-type="float">
            <text:p>0.988825</text:p>
          </table:table-cell>
          <table:table-cell office:value-type="float" office:value="0.988791" calcext:value-type="float">
            <text:p>0.988791</text:p>
          </table:table-cell>
          <table:table-cell office:value-type="float" office:value="0.989023" calcext:value-type="float">
            <text:p>0.989023</text:p>
          </table:table-cell>
          <table:table-cell office:value-type="float" office:value="0.988429" calcext:value-type="float">
            <text:p>0.988429</text:p>
          </table:table-cell>
          <table:table-cell office:value-type="float" office:value="0.988158" calcext:value-type="float">
            <text:p>0.988158</text:p>
          </table:table-cell>
          <table:table-cell table:style-name="ce2" table:formula="of:=([.M22]+[.N22])/2" office:value-type="float" office:value="0.9882935" calcext:value-type="float">
            <text:p>0.9882935</text:p>
          </table:table-cell>
        </table:table-row>
        <table:table-row table:style-name="ro1" table:number-rows-repeated="2">
          <table:table-cell table:number-columns-repeated="14"/>
          <table:table-cell table:style-name="ce2"/>
        </table:table-row>
        <table:table-row table:style-name="ro1" table:number-rows-repeated="104855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20:55:23.458517908</meta:creation-date>
    <meta:generator>LibreOffice/5.1.6.2$Linux_X86_64 LibreOffice_project/10m0$Build-2</meta:generator>
    <dc:date>2018-08-05T22:12:40.386227575</dc:date>
    <meta:editing-duration>PT36M51S</meta:editing-duration>
    <meta:editing-cycles>10</meta:editing-cycles>
    <meta:document-statistic meta:table-count="1" meta:cell-count="171" meta:object-count="0"/>
  </office:meta>
</office:document-meta>
</file>